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6.51cm" table:align="left"/>
    </style:style>
    <style:style style:name="Tabla3.A" style:family="table-column">
      <style:table-column-properties style:column-width="4.512cm"/>
    </style:style>
    <style:style style:name="Tabla3.B" style:family="table-column">
      <style:table-column-properties style:column-width="3.212cm"/>
    </style:style>
    <style:style style:name="Tabla3.C" style:family="table-column">
      <style:table-column-properties style:column-width="4.87cm"/>
    </style:style>
    <style:style style:name="Tabla3.D" style:family="table-column">
      <style:table-column-properties style:column-width="3.916cm"/>
    </style:style>
    <style:style style:name="Tabla3.A1" style:family="table-cell">
      <style:table-cell-properties fo:padding="0.049cm" fo:border="1pt solid #000000"/>
    </style:style>
    <style:style style:name="Tabla3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3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3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text-properties officeooo:paragraph-rsid="001e0ef8"/>
    </style:style>
    <style:style style:name="P2" style:family="paragraph" style:parent-style-name="Standard">
      <style:text-properties fo:language="es" fo:country="CR" officeooo:paragraph-rsid="001e0ef8"/>
    </style:style>
    <style:style style:name="P3" style:family="paragraph" style:parent-style-name="Standard">
      <style:paragraph-properties fo:line-height="200%" fo:text-align="center" style:justify-single-word="false"/>
      <style:text-properties fo:language="es" fo:country="CR" officeooo:paragraph-rsid="001e0ef8"/>
    </style:style>
    <style:style style:name="P4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1e0ef8"/>
    </style:style>
    <style:style style:name="P5" style:family="paragraph" style:parent-style-name="Table_20_Contents">
      <style:paragraph-properties fo:margin-top="0cm" fo:margin-bottom="0.499cm" style:contextual-spacing="false"/>
      <style:text-properties fo:language="es" fo:country="CR" officeooo:paragraph-rsid="001e0ef8"/>
    </style:style>
    <style:style style:name="P6" style:family="paragraph" style:parent-style-name="Table_20_Contents">
      <style:paragraph-properties fo:margin-top="0cm" fo:margin-bottom="0.499cm" style:contextual-spacing="false"/>
      <style:text-properties fo:language="es" fo:country="CR" officeooo:rsid="0022b779" officeooo:paragraph-rsid="0022b779"/>
    </style:style>
    <style:style style:name="P7" style:family="paragraph" style:parent-style-name="Table_20_Contents">
      <style:paragraph-properties fo:margin-top="0cm" fo:margin-bottom="0.499cm" style:contextual-spacing="false"/>
      <style:text-properties fo:language="es" fo:country="CR" officeooo:rsid="00237fe6" officeooo:paragraph-rsid="00237fe6"/>
    </style:style>
    <style:style style:name="P8" style:family="paragraph" style:parent-style-name="Table_20_Contents">
      <style:paragraph-properties fo:margin-top="0cm" fo:margin-bottom="0.499cm" style:contextual-spacing="false"/>
      <style:text-properties fo:language="es" fo:country="CR" officeooo:rsid="0024f1f1" officeooo:paragraph-rsid="0024f1f1"/>
    </style:style>
    <style:style style:name="P9" style:family="paragraph" style:parent-style-name="Table_20_Contents">
      <style:paragraph-properties fo:margin-top="0cm" fo:margin-bottom="0.499cm" style:contextual-spacing="false"/>
      <style:text-properties fo:language="es" fo:country="CR" officeooo:rsid="00252be7" officeooo:paragraph-rsid="00252be7"/>
    </style:style>
    <style:style style:name="P10" style:family="paragraph" style:parent-style-name="Table_20_Contents">
      <style:paragraph-properties fo:margin-top="0cm" fo:margin-bottom="0.499cm" style:contextual-spacing="false"/>
      <style:text-properties fo:language="es" fo:country="CR" officeooo:rsid="002929f7" officeooo:paragraph-rsid="002929f7"/>
    </style:style>
    <style:style style:name="P1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1e0ef8"/>
    </style:style>
    <style:style style:name="P1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0ef8" officeooo:paragraph-rsid="001e0ef8"/>
    </style:style>
    <style:style style:name="P13" style:family="paragraph" style:parent-style-name="Table_20_Contents">
      <style:paragraph-properties fo:margin-left="0.635cm" fo:margin-right="0cm" fo:margin-top="0cm" fo:margin-bottom="0.499cm" style:contextual-spacing="false" fo:text-align="start" style:justify-single-word="false" fo:text-indent="-0.635cm" style:auto-text-indent="false"/>
      <style:text-properties fo:language="es" fo:country="CR" officeooo:rsid="00237fe6" officeooo:paragraph-rsid="00237fe6"/>
    </style:style>
    <style:style style:name="P14" style:family="paragraph" style:parent-style-name="Table_20_Contents">
      <style:paragraph-properties fo:margin-left="0.603cm" fo:margin-right="0cm" fo:margin-top="0cm" fo:margin-bottom="0.499cm" style:contextual-spacing="false" fo:text-indent="-0.603cm" style:auto-text-indent="false"/>
      <style:text-properties fo:language="es" fo:country="CR" officeooo:paragraph-rsid="001e0ef8"/>
    </style:style>
    <style:style style:name="P1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language="es" fo:country="CR" officeooo:paragraph-rsid="001e0ef8"/>
    </style:style>
    <style:style style:name="P16" style:family="paragraph" style:parent-style-name="Standard" style:master-page-name="MP0">
      <style:paragraph-properties fo:text-align="end" style:justify-single-word="false" style:page-number="auto" fo:break-before="page"/>
      <style:text-properties style:font-name="Times New Roman" fo:font-size="16pt" fo:language="es" fo:country="CR" officeooo:rsid="001e0ef8" officeooo:paragraph-rsid="001e0ef8" style:font-size-asian="16pt" style:font-size-complex="16pt"/>
    </style:style>
    <style:style style:name="P17" style:family="paragraph" style:parent-style-name="Table_20_Contents" style:list-style-name="L1">
      <style:paragraph-properties fo:margin-top="0cm" fo:margin-bottom="0.499cm" style:contextual-spacing="false"/>
      <style:text-properties fo:language="es" fo:country="CR" officeooo:rsid="0024f03f" officeooo:paragraph-rsid="0024f03f"/>
    </style:style>
    <style:style style:name="P18" style:family="paragraph" style:parent-style-name="Table_20_Contents" style:list-style-name="L2">
      <style:paragraph-properties fo:margin-top="0cm" fo:margin-bottom="0.499cm" style:contextual-spacing="false"/>
      <style:text-properties fo:language="es" fo:country="CR" officeooo:rsid="0024f1f1" officeooo:paragraph-rsid="0024f1f1"/>
    </style:style>
    <style:style style:name="P19" style:family="paragraph" style:parent-style-name="Table_20_Contents" style:list-style-name="L2">
      <style:paragraph-properties fo:margin-top="0cm" fo:margin-bottom="0.499cm" style:contextual-spacing="false"/>
      <style:text-properties fo:language="es" fo:country="CR" officeooo:rsid="0024f1f1" officeooo:paragraph-rsid="00265cce"/>
    </style:style>
    <style:style style:name="P20" style:family="paragraph" style:parent-style-name="Table_20_Contents" style:list-style-name="L3">
      <style:paragraph-properties fo:margin-top="0cm" fo:margin-bottom="0.499cm" style:contextual-spacing="false"/>
      <style:text-properties fo:language="es" fo:country="CR" officeooo:rsid="00271e63" officeooo:paragraph-rsid="00271e63"/>
    </style:style>
    <style:style style:name="P21" style:family="paragraph" style:parent-style-name="Table_20_Contents">
      <style:paragraph-properties fo:margin-top="0cm" fo:margin-bottom="0.499cm" style:contextual-spacing="false"/>
      <style:text-properties fo:language="es" fo:country="CR" officeooo:rsid="002bd526" officeooo:paragraph-rsid="002bd526"/>
    </style:style>
    <style:style style:name="T1" style:family="text">
      <style:text-properties officeooo:rsid="00227610"/>
    </style:style>
    <style:style style:name="T2" style:family="text">
      <style:text-properties officeooo:rsid="00265cce"/>
    </style:style>
    <style:style style:name="T3" style:family="text">
      <style:text-properties officeooo:rsid="0027d44e"/>
    </style:style>
    <style:style style:name="T4" style:family="text">
      <style:text-properties officeooo:rsid="00292a78"/>
    </style:style>
    <style:style style:name="T5" style:family="text">
      <style:text-properties officeooo:rsid="002a7b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3"/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4">Id caso de uso</text:p>
          </table:table-cell>
          <table:table-cell table:style-name="Tabla3.B1" table:number-columns-spanned="3" office:value-type="string">
            <text:p text:style-name="P5"><text:s text:c="3"/>CU-0<text:span text:style-name="T4">2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Nombre de caso de uso</text:p>
          </table:table-cell>
          <table:table-cell table:style-name="Tabla3.B2" table:number-columns-spanned="3" office:value-type="string">
            <text:p text:style-name="P6"><text:span text:style-name="T4">Actualizar</text:span> instructor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Creado por</text:p>
          </table:table-cell>
          <table:table-cell table:style-name="Tabla3.B2" office:value-type="string">
            <text:p text:style-name="P6">Yunen Ramos Ramírez</text:p>
          </table:table-cell>
          <table:table-cell table:style-name="Tabla3.B2" office:value-type="string">
            <text:p text:style-name="P4">última actualización por:</text:p>
          </table:table-cell>
          <table:table-cell table:style-name="Tabla3.B2" office:value-type="string">
            <text:p text:style-name="P6">Yunen Ramos Ramírez</text:p>
          </table:table-cell>
        </table:table-row>
        <table:table-row>
          <table:table-cell table:style-name="Tabla3.A2" office:value-type="string">
            <text:p text:style-name="P4">Fecha de creación:</text:p>
          </table:table-cell>
          <table:table-cell table:style-name="Tabla3.B2" office:value-type="string">
            <text:p text:style-name="P6"><text:bookmark-start text:name="__DdeLink__150_1200341629"/>13/01/2017<text:bookmark-end text:name="__DdeLink__150_1200341629"/></text:p>
          </table:table-cell>
          <table:table-cell table:style-name="Tabla3.B2" office:value-type="string">
            <text:p text:style-name="P4"><text:s/>Última fecha de actualización</text:p>
          </table:table-cell>
          <table:table-cell table:style-name="Tabla3.B2" office:value-type="string">
            <text:p text:style-name="P6">13/01/2017</text:p>
          </table:table-cell>
        </table:table-row>
        <table:table-row>
          <table:table-cell table:style-name="Tabla3.A2" office:value-type="string">
            <text:p text:style-name="P4">Actor:</text:p>
          </table:table-cell>
          <table:table-cell table:style-name="Tabla3.B2" table:number-columns-spanned="3" office:value-type="string">
            <text:p text:style-name="P6">Administradores del gimnasio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Descripción:</text:p>
          </table:table-cell>
          <table:table-cell table:style-name="Tabla3.B2" table:number-columns-spanned="3" office:value-type="string">
            <text:p text:style-name="P7">El sistema le permite a los administradores poder <text:span text:style-name="T4">actualizar la información de los intructores.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Precondiciones:</text:p>
          </table:table-cell>
          <table:table-cell table:style-name="Tabla3.B2" table:number-columns-spanned="3" office:value-type="string">
            <text:p text:style-name="P13">El administrador debe estar autentificado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Postcondiciones:</text:p>
          </table:table-cell>
          <table:table-cell table:style-name="Tabla3.B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lujo Normal:</text:p>
          </table:table-cell>
          <table:table-cell table:style-name="Tabla3.B2" table:number-columns-spanned="3" office:value-type="string">
            <text:list xml:id="list8013587752446438398" text:style-name="L1">
              <text:list-item>
                <text:p text:style-name="P17">FN1: El usuario ingresa a las opciones de “Instructor”</text:p>
              </text:list-item>
              <text:list-item>
                <text:p text:style-name="P17">FN2: El sistema le va a mostrar una pantalla con la información de todos los intructores que ya se encuentran registrados en la base, y a la vez en la parte final le va a mostrar los siguientes campos: DNI, Name, First Surname, Second Surname, Age, Gender, Email y Address.</text:p>
              </text:list-item>
              <text:list-item>
                <text:p text:style-name="P17">FN3: El administrador ingresa los respectivos valores en los campos <text:span text:style-name="T5">correspondientes al instructor que desea modificar</text:span>.</text:p>
              </text:list-item>
              <text:list-item>
                <text:p text:style-name="P17">FN4: Presiona clic sobre el botón “<text:span text:style-name="T5">Update</text:span>”</text:p>
              </text:list-item>
              <text:list-item>
                <text:p text:style-name="P17">FN5: El sistema ingresará <text:span text:style-name="T5">la nueva información del</text:span> instructor al sistema, y se le desplegará un mensaje indicando que dicha acción fue exitosa.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lujos alternativos:</text:p>
          </table:table-cell>
          <table:table-cell table:style-name="Tabla3.B2" table:number-columns-spanned="3" office:value-type="string">
            <text:p text:style-name="P8">No ingresó un dato:</text:p>
            <text:list xml:id="list4030425017641193702" text:style-name="L2">
              <text:list-item>
                <text:p text:style-name="P18">Si en el FN4 el sistema detecta que no se ingresó un valor, se le desplega un mensaje indicando que se genero un error.</text:p>
              </text:list-item>
            </text:list>
            <text:p text:style-name="P8"><text:soft-page-break/>Ingresó un dato no válido en un campo númerico/email:</text:p>
            <text:list xml:id="list111335745732963" text:continue-numbering="true" text:style-name="L2">
              <text:list-item>
                <text:p text:style-name="P18"><text:bookmark-start text:name="__DdeLink__153_1200341629"/>Si en el FN4 el sistema detecta que un valor no es valido, se le desplega un mensaje indicando que se genero un error.<text:bookmark-end text:name="__DdeLink__153_1200341629"/></text:p>
              </text:list-item>
            </text:list>
            <text:p text:style-name="P9">Ocurrió un error al comunicarse con la base:</text:p>
            <text:list xml:id="list111336670703925" text:continue-numbering="true" text:style-name="L2">
              <text:list-item>
                <text:p text:style-name="P19"><text:span text:style-name="T2">Al realizar el</text:span> FN4 <text:span text:style-name="T2">se realiza un error de comunicación con la base de datos, se le muestra un mensaje al administrador indicando que ocurrió un error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Excepciones:</text:p>
          </table:table-cell>
          <table:table-cell table:style-name="Tabla3.B2" table:number-columns-spanned="3" office:value-type="string">
            <text:p text:style-name="P5"/>
            <text:p text:style-name="P5"/>
            <text:p text:style-name="P14"/>
            <text:p text:style-name="P14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Incluye:</text:p>
          </table:table-cell>
          <table:table-cell table:style-name="Tabla3.B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prioridad:</text:p>
          </table:table-cell>
          <table:table-cell table:style-name="Tabla3.B2" table:number-columns-spanned="3" office:value-type="string">
            <text:p text:style-name="P21">Normal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recuencia de us<text:span text:style-name="T1">o</text:span></text:p>
          </table:table-cell>
          <table:table-cell table:style-name="Tabla3.B2" table:number-columns-spanned="3" office:value-type="string">
            <text:p text:style-name="P21">Normal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Reglas de negocio:</text:p>
          </table:table-cell>
          <table:table-cell table:style-name="Tabla3.B2" table:number-columns-spanned="3" office:value-type="string">
            <text:p text:style-name="P15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Requerimientos Especiales :</text:p>
          </table:table-cell>
          <table:table-cell table:style-name="Tabla3.B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Asunciones:</text:p>
          </table:table-cell>
          <table:table-cell table:style-name="Tabla3.B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Tecnologías</text:p>
          </table:table-cell>
          <table:table-cell table:style-name="Tabla3.B2" table:number-columns-spanned="3" office:value-type="string">
            <text:list xml:id="list2918054580410125419" text:style-name="L3">
              <text:list-item>
                <text:p text:style-name="P20">J<text:span text:style-name="T3">Q</text:span>uery</text:p>
              </text:list-item>
              <text:list-item>
                <text:p text:style-name="P20">AJAX</text:p>
              </text:list-item>
              <text:list-item>
                <text:p text:style-name="P20">PHP</text:p>
              </text:list-item>
              <text:list-item>
                <text:p text:style-name="P20">MySQL</text:p>
              </text:list-item>
            </text:list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ítulo_20_1" style:display-name="Título 1" style:family="paragraph" style:parent-style-name="Standard" style:default-outline-level="1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fo:font-size="24pt" fo:font-weight="bold" style:font-size-asian="24pt" style:language-asian="es" style:country-asian="CR" style:font-weight-asian="bold" style:font-size-complex="2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Título_20_del_20_libro" style:display-name="Título del libro" style:family="text" style:parent-style-name="Fuente_20_de_20_párrafo_20_predeter.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20:09:38.249000000</meta:creation-date>
    <dc:date>2017-01-15T11:13:35.311112685</dc:date>
    <meta:editing-duration>PT2H10M29S</meta:editing-duration>
    <meta:editing-cycles>17</meta:editing-cycles>
    <meta:generator>LibreOffice/4.2.8.2$Linux_x86 LibreOffice_project/420m0$Build-2</meta:generator>
    <meta:document-statistic meta:table-count="1" meta:image-count="0" meta:object-count="0" meta:page-count="2" meta:paragraph-count="46" meta:word-count="295" meta:character-count="1742" meta:non-whitespace-character-count="1501"/>
  </office:meta>
</office:document-meta>
</file>